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102389479907883070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8654195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865722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863948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38944864290625761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46139354275320220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4">2.<text:tab/>Next continue running but now adjust pace up and down in order to keep HR <text:tab/>near HR0. <text:s/>Record mile splits on a watch. <text:s/>The split for the 3rd mile is Tmax.</text:p>
          <text:p text:style-name="P55">Continued</text:p>
          <text:p text:style-name="P5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77501058878160396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46915570529128278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32501752892953439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50406803126957334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981578343979292355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4312114201845745369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0T18:44:58.38</dc:date>
    <dc:creator>James  Lombardi</dc:creator>
    <meta:editing-duration>P8DT9H20M46S</meta:editing-duration>
    <meta:editing-cycles>754</meta:editing-cycles>
    <meta:generator>OpenOffice/4.1.2$Win32 OpenOffice.org_project/412m3$Build-9782</meta:generator>
    <meta:document-statistic meta:table-count="0" meta:image-count="0" meta:object-count="0" meta:page-count="30" meta:paragraph-count="770" meta:word-count="9663" meta:character-count="48392"/>
  </office:meta>
</office:document-meta>
</file>